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style-complex="italic"/>
    </style:style>
    <style:style style:name="T33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7"><text:span text:style-name="T9">1. </text:span>Эталонные средства измерений:</text:p>
      <text:p text:style-name="P32">- <text:span text:style-name="T2">$facility_110</text:span>;</text:p>
      <text:p text:style-name="P33">- <text:span text:style-name="T2">$facility_1</text:span>3<text:span text:style-name="T2">0</text:span>;</text:p>
      <text:p text:style-name="P37"><text:span text:style-name="T9">2. </text:span>Внешний осмотр и опробование БД: 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9">p</text:span><text:span text:style-name="T15">i</text:span><text:span text:style-name="T32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3">Ḣ</text:span><text:span text:style-name="T15">pi</text:span><text:span text:style-name="T31">(10)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42">---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9">$1-<text:span text:style-name="T9">m31</text:span></text:p>
              <text:p text:style-name="P29">$1-<text:span text:style-name="T9">m32</text:span></text:p>
              <text:p text:style-name="P29">$1-<text:span text:style-name="T9">m33</text:span></text:p>
              <text:p text:style-name="P29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29">$1-<text:span text:style-name="T9">m</text:span><text:span text:style-name="T2">4</text:span><text:span text:style-name="T9">1</text:span></text:p>
              <text:p text:style-name="P29">$1-<text:span text:style-name="T9">m</text:span><text:span text:style-name="T2">4</text:span><text:span text:style-name="T9">2</text:span></text:p>
              <text:p text:style-name="P29">$1-<text:span text:style-name="T9">m</text:span><text:span text:style-name="T2">4</text:span><text:span text:style-name="T9">3</text:span></text:p>
              <text:p text:style-name="P29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Действи-тельное</text:span> значение</text:p>
            <text:p text:style-name="P28">ЭД<text:span text:style-name="T35">,</text:span></text:p>
            <text:p text:style-name="P28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9">см <text:s/></text:span></text:p>
            <text:p text:style-name="P31">t, <text:span text:style-name="T9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3">H</text:span><text:span text:style-name="T15">pi</text:span></text:p>
          </table:table-cell>
          <table:table-cell table:style-name="s1.D3" office:value-type="string">
            <text:p text:style-name="P28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8"><text:span text:style-name="T3">H</text:span><text:span text:style-name="T15">pi</text:span><text:span text:style-name="T16"> </text:span><text:span text:style-name="T18">изм</text:span><text:span text:style-name="T19">.</text:span><text:span text:style-name="T34">- </text:span><text:span text:style-name="T3">H</text:span><text:span text:style-name="T15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/text:p>
          </table:table-cell>
          <table:table-cell table:style-name="s1.B4" office:value-type="string">
            <text:p text:style-name="P13">##1-<text:span text:style-name="T2">dn_</text:span><text:span text:style-name="T9">3</text:span></text:p>
          </table:table-cell>
          <table:table-cell table:style-name="s1.B4" office:value-type="string">
            <text:p text:style-name="P19"><text:s text:c="2"/>##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##1-d_dev<text:span text:style-name="T2">_</text:span><text:span text:style-name="T9">3</text:span></text:p>
          </table:table-cell>
          <table:table-cell table:style-name="s1.B4" office:value-type="string">
            <text:p text:style-name="P13">##1-dose<text:span text:style-name="T2">_</text:span><text:span text:style-name="T9">3</text:span></text:p>
          </table:table-cell>
          <table:table-cell table:style-name="s1.B4" office:value-type="string">
            <text:p text:style-name="P13">##1-d_res<text:span text:style-name="T2">_</text:span><text:span text:style-name="T9">3</text:span></text:p>
          </table:table-cell>
          <table:table-cell table:style-name="s1.B4" office:value-type="string">
            <text:p text:style-name="P13">##1-o_pog<text:span text:style-name="T2">_</text:span><text:span text:style-name="T9">3</text:span></text:p>
          </table:table-cell>
          <table:table-cell table:style-name="s1.B4" office:value-type="string">
            <text:p text:style-name="P13">##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##1-<text:span text:style-name="T2">dn</text:span></text:p>
          </table:table-cell>
          <table:table-cell table:style-name="s1.B4" office:value-type="string">
            <text:p text:style-name="P19"><text:s text:c="2"/>##1-<text:span text:style-name="T2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</table:table-cell>
          <table:table-cell table:style-name="s1.B6" office:value-type="string">
            <text:p text:style-name="P13">##<text:span text:style-name="T2">1</text:span>-<text:span text:style-name="T2">dn_2</text:span></text:p>
          </table:table-cell>
          <table:table-cell table:style-name="s1.B6" office:value-type="string">
            <text:p text:style-name="P19"><text:s text:c="2"/>##1-<text:span text:style-name="T2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2">2</text:span></text:p>
          </table:table-cell>
          <table:table-cell table:style-name="s1.B6" office:value-type="string">
            <text:p text:style-name="P13">##1-dose_<text:span text:style-name="T2">2</text:span></text:p>
          </table:table-cell>
          <table:table-cell table:style-name="s1.B6" office:value-type="string">
            <text:p text:style-name="P13">##1-d_res_<text:span text:style-name="T2">2</text:span></text:p>
          </table:table-cell>
          <table:table-cell table:style-name="s1.B6" office:value-type="string">
            <text:p text:style-name="P13">##1-o_pog_<text:span text:style-name="T2">2</text:span></text:p>
          </table:table-cell>
          <table:table-cell table:style-name="s1.B6" office:value-type="string">
            <text:p text:style-name="P13">##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21.58</dc:date>
    <meta:editing-duration>P3DT8H15M19S</meta:editing-duration>
    <meta:editing-cycles>399</meta:editing-cycles>
    <meta:generator>OpenOffice/4.1.6$Win32 OpenOffice.org_project/416m1$Build-9790</meta:generator>
    <meta:document-statistic meta:table-count="3" meta:image-count="0" meta:object-count="0" meta:page-count="1" meta:paragraph-count="165" meta:word-count="322" meta:character-count="2420"/>
  </office:meta>
</office:document-meta>
</file>